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svg:stroke-opacity="0%" draw:fill-color="#4c4c4c" draw:textarea-horizontal-align="justify" draw:textarea-vertical-align="middle" draw:auto-grow-height="false" fo:min-height="3cm" fo:min-width="14.25cm"/>
    </style:style>
    <style:style style:name="gr2" style:family="graphic" style:parent-style-name="standard">
      <style:graphic-properties draw:textarea-horizontal-align="justify" draw:textarea-vertical-align="middle" draw:auto-grow-height="false" fo:min-height="5.756cm" fo:min-width="1.756cm"/>
      <style:paragraph-properties style:writing-mode="lr-tb"/>
    </style:style>
    <style:style style:name="gr3" style:family="graphic" style:parent-style-name="standard">
      <style:graphic-properties svg:stroke-color="#2a6099" draw:fill-color="#3465a4" draw:textarea-horizontal-align="justify" draw:textarea-vertical-align="middle" draw:auto-grow-height="false" fo:min-height="5.756cm" fo:min-width="1.756cm"/>
      <style:paragraph-properties style:writing-mode="lr-tb"/>
    </style:style>
    <style:style style:name="gr4" style:family="graphic" style:parent-style-name="standard">
      <style:graphic-properties draw:stroke="none" svg:stroke-color="#00ff00" draw:fill="none" draw:fill-color="#ffffff" fo:min-height="5.5cm"/>
      <style:paragraph-properties style:writing-mode="lr-tb"/>
    </style:style>
    <style:style style:name="gr5" style:family="graphic" style:parent-style-name="standard">
      <style:graphic-properties svg:stroke-width="0.212cm" svg:stroke-color="#06efff" draw:marker-start-width="0.518cm" draw:marker-end-width="0.518cm" draw:stroke-linejoin="round" svg:stroke-linecap="butt" draw:opacity="0%" draw:opacity-name="" draw:textarea-horizontal-align="justify" draw:textarea-vertical-align="middle" draw:auto-grow-height="false" fo:min-height="26.336cm" fo:min-width="17.336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6efff" draw:marker-start-width="0.518cm" draw:marker-end-width="0.518cm" draw:opacity="0%" draw:opacity-name="" draw:textarea-horizontal-align="justify" draw:textarea-vertical-align="middle" draw:auto-grow-height="false" fo:min-height="19.288cm" fo:min-width="14.538cm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2.837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83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837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481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2.481cm"/>
      <style:paragraph-properties style:writing-mode="lr-tb"/>
    </style:style>
    <style:style style:name="gr12" style:family="graphic" style:parent-style-name="standard">
      <style:graphic-properties draw:fill-color="#b00000" draw:textarea-horizontal-align="justify" draw:textarea-vertical-align="middle" draw:auto-grow-height="false" fo:min-height="0.654cm" fo:min-width="4.404cm"/>
    </style:style>
    <style:style style:name="gr13" style:family="graphic" style:parent-style-name="standard">
      <style:graphic-properties draw:fill-color="#9e004f" draw:textarea-horizontal-align="justify" draw:textarea-vertical-align="middle" draw:auto-grow-height="false" fo:min-height="0.654cm" fo:min-width="4.40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654cm" fo:min-width="4.404cm"/>
    </style:style>
    <style:style style:name="gr15" style:family="graphic" style:parent-style-name="standard">
      <style:graphic-properties draw:fill-color="#fe007f" draw:textarea-horizontal-align="justify" draw:textarea-vertical-align="middle" draw:auto-grow-height="false" fo:min-height="0.654cm" fo:min-width="4.404cm"/>
    </style:style>
    <style:style style:name="gr16" style:family="graphic" style:parent-style-name="standard">
      <style:graphic-properties draw:fill-color="#7ffe00" draw:textarea-horizontal-align="justify" draw:textarea-vertical-align="middle" draw:auto-grow-height="false" fo:min-height="0.634cm" fo:min-width="2.152cm"/>
    </style:style>
    <style:style style:name="gr17" style:family="graphic" style:parent-style-name="standard">
      <style:graphic-properties draw:fill-color="#d0d0d0" draw:textarea-horizontal-align="justify" draw:textarea-vertical-align="middle" draw:auto-grow-height="false" fo:min-height="0.988cm" fo:min-width="0.562cm"/>
    </style:style>
    <style:style style:name="P1" style:family="paragraph">
      <loext:graphic-properties draw:fill-color="#4c4c4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text-align="center"/>
      <style:text-properties fo:color="#00dc00" loext:opacity="100%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dc00" loext:opacity="100%" loext:color-lum-mod="100%" loext:color-lum-off="0%" fo:font-weight="bold" style:font-weight-asian="bold" style:font-weight-complex="bold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loext:color-lum-mod="100%" loext:color-lum-off="0%" fo:font-weight="bold" style:font-weight-asian="bold" style:font-weight-complex="bold"/>
    </style:style>
    <style:style style:name="P9" style:family="paragraph">
      <loext:graphic-properties draw:fill-color="#b00000"/>
      <style:paragraph-properties fo:text-align="center"/>
    </style:style>
    <style:style style:name="P10" style:family="paragraph">
      <loext:graphic-properties draw:fill-color="#9e004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e007f"/>
      <style:paragraph-properties fo:text-align="center"/>
    </style:style>
    <style:style style:name="P13" style:family="paragraph">
      <loext:graphic-properties draw:fill-color="#7ffe00"/>
      <style:paragraph-properties fo:text-align="center"/>
    </style:style>
    <style:style style:name="P14" style:family="paragraph">
      <loext:graphic-properties draw:fill-color="#d0d0d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dc00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75cm" svg:height="3.25cm" svg:x="4.75cm" svg:y="2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5cm" svg:height="3.25cm" svg:x="4.75cm" svg:y="1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5cm" svg:height="3.25cm" svg:x="4.7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6.25cm" svg:x="1.5cm" svg:y="14.25cm">
          <text:p text:style-name="P2"><text:span text:style-name="T1">Not se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5cm" svg:height="6.25cm" svg:x="1.5cm" svg:y="21cm">
          <text:p text:style-name="P2"><text:span text:style-name="T1">Not se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cm" svg:height="6.25cm" svg:x="1.5cm" svg:y="7.5cm">
          <text:p text:style-name="P2"><text:span text:style-name="T1">se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8.5cm" svg:height="5.75cm" svg:x="1cm" svg:y="1.5cm">
          <draw:text-box>
            <text:p text:style-name="P4"><text:span text:style-name="T2">TITLE</text:span></text:p>
          </draw:text-box>
        </draw:frame>
        <draw:custom-shape draw:style-name="gr5" draw:text-style-name="P6" draw:layer="layout" svg:width="20cm" svg:height="28.75cm" svg:x="0.5cm" svg:y="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5.25cm" svg:height="19.75cm" svg:x="4.5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1.75cm" svg:height="3.087cm" svg:x="4.75cm" svg:y="11.75cm">
          <draw:text-box>
            <text:p text:style-name="P7"><text:span text:style-name="T3">Secondary Colour 1</text:span></text:p>
          </draw:text-box>
        </draw:frame>
        <draw:frame draw:style-name="gr8" draw:text-style-name="P8" draw:layer="layout" svg:width="9.25cm" svg:height="3.087cm" svg:x="5cm" svg:y="8.413cm">
          <draw:text-box>
            <text:p text:style-name="P7"><text:span text:style-name="T4">Primary Colour</text:span></text:p>
          </draw:text-box>
        </draw:frame>
        <draw:frame draw:style-name="gr9" draw:text-style-name="P8" draw:layer="layout" svg:width="11.75cm" svg:height="3.087cm" svg:x="4.75cm" svg:y="15.25cm">
          <draw:text-box>
            <text:p text:style-name="P7"><text:span text:style-name="T3">Secondary Colour 2</text:span></text:p>
          </draw:text-box>
        </draw:frame>
        <draw:frame draw:style-name="gr10" draw:text-style-name="P8" draw:layer="layout" svg:width="10.25cm" svg:height="2.731cm" svg:x="4.75cm" svg:y="18.5cm">
          <draw:text-box>
            <text:p text:style-name="P7"><text:span text:style-name="T3">Secondary Colour 3</text:span></text:p>
          </draw:text-box>
        </draw:frame>
        <draw:frame draw:style-name="gr11" draw:text-style-name="P8" draw:layer="layout" svg:width="10.75cm" svg:height="2.731cm" svg:x="4.75cm" svg:y="21.5cm">
          <draw:text-box>
            <text:p text:style-name="P7"><text:span text:style-name="T3">Turn Extension OFF/ON</text:span></text:p>
          </draw:text-box>
        </draw:frame>
        <draw:custom-shape draw:style-name="gr12" draw:text-style-name="P9" draw:layer="layout" svg:width="5cm" svg:height="1cm" svg:x="14.2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5cm" svg:height="1cm" svg:x="14.2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cm" svg:height="1cm" svg:x="14.25cm" svg:y="1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5cm" svg:height="1cm" svg:x="14.25cm" svg:y="1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3.75cm" svg:height="1.25cm" svg:x="15.5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1.5cm" svg:height="1.75cm" svg:x="17.75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1:57:49.027386478</meta:creation-date>
    <dc:date>2023-05-29T13:08:48.892933438</dc:date>
    <meta:editing-duration>PT1H11M</meta:editing-duration>
    <meta:editing-cycles>1</meta:editing-cycles>
    <meta:document-statistic meta:object-count="20"/>
    <meta:generator>LibreOffice/7.5.3.2$Linux_X86_64 LibreOffice_project/50$Build-2</meta:generator>
  </office:meta>
</office:document-meta>
</file>